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1.8618in"/>
    </style:style>
    <style:style style:name="co4" style:family="table-column">
      <style:table-column-properties fo:break-before="auto" style:column-width="1.6035in"/>
    </style:style>
    <style:style style:name="co5" style:family="table-column">
      <style:table-column-properties fo:break-before="auto" style:column-width="1.89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3">
          <table:table-cell table:style-name="ce1" office:value-type="string">
            <text:p>Dingo wiring lis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2" office:value-type="string">
            <text:p>Color</text:p>
          </table:table-cell>
          <table:table-cell table:style-name="ce2" office:value-type="string">
            <text:p>Length</text:p>
          </table:table-cell>
          <table:table-cell table:style-name="ce2" office:value-type="string">
            <text:p>Terminator 1</text:p>
          </table:table-cell>
          <table:table-cell table:style-name="ce2" office:value-type="string">
            <text:p>Terminator 2</text:p>
          </table:table-cell>
          <table:table-cell table:number-columns-repeated="3"/>
          <table:table-cell office:value-type="string">
            <text:p>LF</text:p>
          </table:table-cell>
          <table:table-cell office:value-type="string">
            <text:p>Left Front</text:p>
          </table:table-cell>
        </table:table-row>
        <table:table-row table:style-name="ro2">
          <table:table-cell/>
          <table:table-cell office:value-type="string">
            <text:p>Blue</text:p>
          </table:table-cell>
          <table:table-cell office:value-type="string">
            <text:p>A + B + C + L</text:p>
          </table:table-cell>
          <table:table-cell office:value-type="string">
            <text:p>LC2</text:p>
          </table:table-cell>
          <table:table-cell office:value-type="string">
            <text:p>Parking RF-</text:p>
          </table:table-cell>
          <table:table-cell table:number-columns-repeated="3"/>
          <table:table-cell office:value-type="string">
            <text:p>RS</text:p>
          </table:table-cell>
          <table:table-cell office:value-type="string">
            <text:p>Right Side</text:p>
          </table:table-cell>
        </table:table-row>
        <table:table-row table:style-name="ro2">
          <table:table-cell/>
          <table:table-cell office:value-type="string">
            <text:p>Orange THICK</text:p>
          </table:table-cell>
          <table:table-cell office:value-type="string">
            <text:p>A + B + C + L</text:p>
          </table:table-cell>
          <table:table-cell office:value-type="string">
            <text:p>LC+</text:p>
          </table:table-cell>
          <table:table-cell office:value-type="string">
            <text:p>Indicator RF+</text:p>
          </table:table-cell>
          <table:table-cell table:number-columns-repeated="3"/>
          <table:table-cell office:value-type="string">
            <text:p>LR</text:p>
          </table:table-cell>
          <table:table-cell office:value-type="string">
            <text:p>Left Rear</text:p>
          </table:table-cell>
        </table:table-row>
        <table:table-row table:style-name="ro2">
          <table:table-cell/>
          <table:table-cell office:value-type="string">
            <text:p>Red</text:p>
          </table:table-cell>
          <table:table-cell office:value-type="string">
            <text:p>A + B + C + L</text:p>
          </table:table-cell>
          <table:table-cell office:value-type="string">
            <text:p>LC3</text:p>
          </table:table-cell>
          <table:table-cell office:value-type="string">
            <text:p>Low beam RF-</text:p>
          </table:table-cell>
          <table:table-cell table:number-columns-repeated="3"/>
          <table:table-cell office:value-type="string">
            <text:p>LC</text:p>
          </table:table-cell>
          <table:table-cell office:value-type="string">
            <text:p>Light controller</text:p>
          </table:table-cell>
        </table:table-row>
        <table:table-row table:style-name="ro2">
          <table:table-cell/>
          <table:table-cell office:value-type="string">
            <text:p>Green</text:p>
          </table:table-cell>
          <table:table-cell office:value-type="string">
            <text:p>A + E + F + L</text:p>
          </table:table-cell>
          <table:table-cell office:value-type="string">
            <text:p>LC7</text:p>
          </table:table-cell>
          <table:table-cell office:value-type="string">
            <text:p>Indicator LR-</text:p>
          </table:table-cell>
          <table:table-cell table:number-columns-repeated="3"/>
          <table:table-cell office:value-type="string">
            <text:p>LC3</text:p>
          </table:table-cell>
          <table:table-cell office:value-type="string">
            <text:p>Light controller pin 3</text:p>
          </table:table-cell>
        </table:table-row>
        <table:table-row table:style-name="ro2">
          <table:table-cell/>
          <table:table-cell office:value-type="string">
            <text:p>Orange THICK</text:p>
          </table:table-cell>
          <table:table-cell office:value-type="string">
            <text:p>A + E + F + L</text:p>
          </table:table-cell>
          <table:table-cell office:value-type="string">
            <text:p>LC+</text:p>
          </table:table-cell>
          <table:table-cell office:value-type="string">
            <text:p>Break LR+, Reverse LR+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lue</text:p>
          </table:table-cell>
          <table:table-cell office:value-type="string">
            <text:p>A + E + L</text:p>
          </table:table-cell>
          <table:table-cell office:value-type="string">
            <text:p>LC5</text:p>
          </table:table-cell>
          <table:table-cell office:value-type="string">
            <text:p>Reverse RR-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Orange</text:p>
          </table:table-cell>
          <table:table-cell office:value-type="string">
            <text:p>A + E + L</text:p>
          </table:table-cell>
          <table:table-cell office:value-type="string">
            <text:p>LC6</text:p>
          </table:table-cell>
          <table:table-cell office:value-type="string">
            <text:p>Indicator RR-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ed</text:p>
          </table:table-cell>
          <table:table-cell office:value-type="string">
            <text:p>A + E + L</text:p>
          </table:table-cell>
          <table:table-cell office:value-type="string">
            <text:p>LC4</text:p>
          </table:table-cell>
          <table:table-cell office:value-type="string">
            <text:p>Break RR-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Orange</text:p>
          </table:table-cell>
          <table:table-cell office:value-type="string">
            <text:p>L + B + E + L</text:p>
          </table:table-cell>
          <table:table-cell office:value-type="string">
            <text:p>Indicator RS-</text:p>
          </table:table-cell>
          <table:table-cell office:value-type="string">
            <text:p>Indicator RR+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reen</text:p>
          </table:table-cell>
          <table:table-cell office:value-type="string">
            <text:p>L + C + L</text:p>
          </table:table-cell>
          <table:table-cell office:value-type="string">
            <text:p>Indicator LS-</text:p>
          </table:table-cell>
          <table:table-cell office:value-type="string">
            <text:p>Indicator LF+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Orange</text:p>
          </table:table-cell>
          <table:table-cell office:value-type="string">
            <text:p>L + C + L</text:p>
          </table:table-cell>
          <table:table-cell office:value-type="string">
            <text:p>Indicator RF-</text:p>
          </table:table-cell>
          <table:table-cell office:value-type="string">
            <text:p>Indicator RS+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Orange THICK</text:p>
          </table:table-cell>
          <table:table-cell office:value-type="string">
            <text:p>L + C + L</text:p>
          </table:table-cell>
          <table:table-cell office:value-type="string">
            <text:p>Low beam LF+</text:p>
          </table:table-cell>
          <table:table-cell office:value-type="string">
            <text:p>Indicator LS+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reen</text:p>
          </table:table-cell>
          <table:table-cell office:value-type="string">
            <text:p>L + D + C + B + E + F + L</text:p>
          </table:table-cell>
          <table:table-cell office:value-type="string">
            <text:p>Indicator LF-</text:p>
          </table:table-cell>
          <table:table-cell office:value-type="string">
            <text:p>Indicator LR+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lue</text:p>
          </table:table-cell>
          <table:table-cell office:value-type="string">
            <text:p>L + D + L</text:p>
          </table:table-cell>
          <table:table-cell office:value-type="string">
            <text:p>Parking LF-</text:p>
          </table:table-cell>
          <table:table-cell office:value-type="string">
            <text:p>Parking RF+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Orange THICK</text:p>
          </table:table-cell>
          <table:table-cell office:value-type="string">
            <text:p>L + D + L</text:p>
          </table:table-cell>
          <table:table-cell office:value-type="string">
            <text:p>Indicator RF+</text:p>
          </table:table-cell>
          <table:table-cell office:value-type="string">
            <text:p>Low beam LF+, Parking LF+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ed</text:p>
          </table:table-cell>
          <table:table-cell office:value-type="string">
            <text:p>L + D + L</text:p>
          </table:table-cell>
          <table:table-cell office:value-type="string">
            <text:p>Low beam LF-</text:p>
          </table:table-cell>
          <table:table-cell office:value-type="string">
            <text:p>Low beam RF+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lue</text:p>
          </table:table-cell>
          <table:table-cell office:value-type="string">
            <text:p>L + F + L</text:p>
          </table:table-cell>
          <table:table-cell office:value-type="string">
            <text:p>Reverse RR+</text:p>
          </table:table-cell>
          <table:table-cell office:value-type="string">
            <text:p>Reverse LR-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ed</text:p>
          </table:table-cell>
          <table:table-cell office:value-type="string">
            <text:p>L + F + L</text:p>
          </table:table-cell>
          <table:table-cell office:value-type="string">
            <text:p>Break RR+</text:p>
          </table:table-cell>
          <table:table-cell office:value-type="string">
            <text:p>Break LR-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B3:Sheet1.E21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6">07/26/2012</text:date>, <text:time>14:4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25T14:49:58</meta:creation-date>
    <dc:date>2012-07-26T14:40:13</dc:date>
    <meta:editing-duration>PT00H21M10S</meta:editing-duration>
    <meta:editing-cycles>33</meta:editing-cycles>
    <meta:generator>OpenOffice.org/3.2$Linux OpenOffice.org_project/320m12$Build-9483</meta:generator>
    <meta:document-statistic meta:table-count="3" meta:cell-count="87" meta:object-count="0"/>
  </office:meta>
</office:document-meta>
</file>